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5-09-3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5-09-05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5-08-0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5-06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5-05-1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5-04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5-03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5-02-2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5-02-1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4-12-1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4-10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4-09-0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4-08-0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4-07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4-05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4-04-1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4-03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4-02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4-01-2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3-12-0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3-11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3-09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3-08-0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3-06-2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3-05-2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3-05-09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3-03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3-02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3-01-2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2-11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2-10-2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2-09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2-08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2-06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2-05-23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2-04-2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2-02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2-01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1-11-1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1-09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1-08-3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1-07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1-06-2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1-04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1-03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1-02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0-12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0-10-1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0-07-2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0-06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20-01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9-12-1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9-10-2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9-09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9-07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9-06-1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9-05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9-04-1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9-02-1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8-12-1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8-10-0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8-08-3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8-07-3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8-06-2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8-06-0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8-04-1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8-03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8-03-0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8-01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8-01-0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7-11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7-10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7-09-2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7-08-1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7-07-1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7-06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7-05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7-04-1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7-03-2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7-02-2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7-02-0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7-01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6-11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6-10-2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6-09-2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6-07-2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6-06-2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6-06-0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6-04-1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6-03-1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6-01-2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5-05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5-04-1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5-03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5-01-2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4-12-1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4-10-3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4-10-0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4-08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4-07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4-06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4-05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4-04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4-03-2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4-02-2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4-01-2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3-12-2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3-11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3-10-24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3-09-2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3-08-2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3-07-26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3-06-2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3-05-2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3-04-1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3-03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3-02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3-01-25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2-12-3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2-11-3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2-10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2-09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2-08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2-07-1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2-06-2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2-05-3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2-04-1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2-03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2-02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2-01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1-12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1-11-3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1-10-31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1-09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1-08-1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1-07-2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1-06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1-05-3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1-04-1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1-02-2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0-12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0-11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0-10-2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0-09-2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0-08-26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0-07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0-06-30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0-05-2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0-04-2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0-04-01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0-02-2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10-01-1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9-11-1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9-10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9-10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9-08-3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9-07-1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9-06-1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9-05-2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9-04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9-03-1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9-02-1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9-01-2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8-12-2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8-11-1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8-10-2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8-09-1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8-08-1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8-07-1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8-06-2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8-05-3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8-04-2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8-03-0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8-01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7-12-1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7-11-1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7-10-1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7-09-2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7-08-2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7-06-2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7-05-2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7-05-02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7-03-3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7-02-2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7-01-1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6-12-2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6-11-2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6-10-3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6-09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6-08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6-07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6-06-1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6-05-3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6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6-03-2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6-03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6-01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5-12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5-11-2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5-10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5-09-2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5-08-1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5-07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5-06-1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5-06-0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5-04-2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5-02-1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5-01-2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4-12-1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4-10-22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4-09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4-08-1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4-07-2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4-06-1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4-05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4-04-1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4-03-1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4-02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4-01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3-12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3-11-0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3-09-22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3-08-20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3-07-1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3-06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3-05-2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3-04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3-03-1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3-01-1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2-12-3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2-11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2-10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2-09-2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2-08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2-07-1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2-06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2-05-2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2-04-2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2-03-2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2-02-2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2-01-1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1-11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1-10-26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1-08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1-07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1-05-1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1-04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1-03-1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1-02-2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1-01-1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0-12-1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0-11-1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0-10-2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0-09-2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0-08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0-07-2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0-06-1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0-05-1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0-04-2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0-03-2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0-02-2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2000-01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9-12-2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9-11-1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9-10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9-09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9-08-18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9-07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9-06-1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9-05-1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9-04-2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9-02-1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8-12-16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8-11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8-10-1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8-09-23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8-08-2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8-07-22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8-06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8-05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8-04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8-03-2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8-02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8-01-2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7-12-1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7-11-2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7-10-22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7-09-1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7-08-2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7-07-2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7-06-1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7-05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7-03-1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7-02-2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7-01-2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6-12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6-09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6-06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6-03-1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6-01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5-11-2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5-09-1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5-07-2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5-05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5-03-1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5-02-02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4-10-1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4-09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4-08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4-07-2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4-06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4-06-0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4-04-1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4-03-3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4-02-1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4-01-2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3-12-2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3-11-2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3-10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3-09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3-08-1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3-07-1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3-06-1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3-05-1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3-04-2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3-03-2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3-02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3-01-2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3-01-0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2-11-1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2-10-2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2-09-2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2-08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2-07-2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2-06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2-05-1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2-04-2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2-03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2-02-21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2-01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1-12-1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1-11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1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1-09-18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1-08-2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1-07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1-06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1-05-1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1-04-1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1-03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1-02-2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1-01-1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0-12-1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0-11-1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0-10-10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0-09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0-08-1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0-07-1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0-06-2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0-05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0-04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0-04-1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0-02-2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90-01-1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9-11-1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9-10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9-09-2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9-08-2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9-07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9-06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9-05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9-03-2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9-02-1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9-01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8-12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8-11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8-10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8-09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8-08-1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8-07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8-06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8-06-2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8-05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8-04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8-04-0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8-01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7-12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7-11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7-10-2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7-10-0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7-08-3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5-01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2-09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8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9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0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0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7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4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0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6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8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5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3073413108</text:p>
          </table:table-cell>
          <table:table-cell office:value-type="string" calcext:value-type="string">
            <text:p>N <text:s text:c="4"/>7. 1</text:p>
          </table:table-cell>
          <table:table-cell office:value-type="string" calcext:value-type="string">
            <text:p>194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96" meta:object-count="0"/>
    <meta:user-defined meta:name="AppVersion">3.0</meta:user-defined>
  </office:meta>
</office:document-meta>
</file>